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EAAAAA+OpenSymbol" svg:font-family="EAAAAA+OpenSymbol"/>
    <style:font-face style:name="Lohit Devanagari1" svg:font-family="'Lohit Devanagari'"/>
    <style:font-face style:name="OpenSymbol" svg:font-family="OpenSymbol"/>
    <style:font-face style:name="BAAAAA+LiberationSerif" svg:font-family="BAAAAA+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20pt" style:font-size-asian="17.5pt" style:font-size-complex="20pt"/>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36pt" style:font-size-asian="31.5pt" style:font-size-complex="36pt"/>
    </style:style>
    <style:style style:name="P4" style:family="paragraph" style:parent-style-name="Heading_20_3">
      <style:text-properties fo:font-style="normal" style:font-style-asian="normal" style:font-style-complex="normal"/>
    </style:style>
    <style:style style:name="P5" style:family="paragraph" style:parent-style-name="Heading_20_1">
      <style:paragraph-properties fo:break-before="page"/>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T1" style:family="text">
      <style:text-properties style:text-position="super 58%"/>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3">EECS 678:</text:p>
      <text:p text:style-name="P3"><text:tab/>Intro to Operating Systems</text:p>
      <text:p text:style-name="Horizontal_20_Line"/>
      <text:p text:style-name="P2">Programming Project 3:</text:p>
      <text:p text:style-name="P2"><text:tab/>Virtual Memory in Nachos</text:p>
      <text:p text:style-name="P2">Nathan Disidore &amp;</text:p>
      <text:p text:style-name="P2">Parker Roth</text:p>
      <text:p text:style-name="P2">December 1<text:span text:style-name="T1">st</text:span>, 2011</text:p>
      <text:h text:style-name="P5" text:outline-level="1">Abstract</text:h>
      <text:p text:style-name="Text_20_body"/>
      <text:h text:style-name="Heading_20_1" text:outline-level="1">Questions</text:h>
      <text:h text:style-name="Heading_20_3" text:outline-level="3">Question 1:</text:h>
      <text:p text:style-name="P6">What is the absolute fewest possible number of page faults for access1 in Nachos? Note that the compiler stores its arrays in row-major order (see the note in access1.c) and that Nachos employs demand paging. What about for access3?</text:p>
      <text:p text:style-name="P6"/>
      <text:p text:style-name="P7">In the lab description, the maximum working set size is defined to be 32 pages. <text:s/>For the access tests, the column dimensions are defined such that each page holds exactly one row. <text:s/>Using a constant row dimension of 1024, the matrix is accessed 1024 x pageSize/sizeof(int) times. <text:s/>With a pagesize of 128 (as defined in phys.h) and an int being 4-bytes in length, the resulting value is that the matrix is accesses 32,768 times. <text:s/>However, because pages are stored in row-major order, a page only needs to be faulted in once the working set size has been reached, so the number of faults is reduced to 32,768/32 = 1,024 page faults.</text:p>
      <text:p text:style-name="P6"/>
      <text:h text:style-name="Heading_20_3" text:outline-level="3">Question 2:</text:h>
      <text:p text:style-name="Standard"><text:span text:style-name="T2">What is the absolute fewest possible number of page faults for access2 in Nachos? Note that the difference between access1 and access2 is the pattern in which they traverse the array.</text:span></text:p>
      <text:p text:style-name="Standard"><text:span text:style-name="T2"/></text:p>
      <text:p text:style-name="P7">Question </text:p>
      <text:p text:style-name="Standard"><text:span text:style-name="T2"/></text:p>
      <text:h text:style-name="P4" text:outline-level="3">Question 3:</text:h>
      <text:p text:style-name="P6">Why does delta affect access1 page fault count for FIFO and DUMB but not for LRU and Enhanced Second Chance?</text:p>
      <text:p text:style-name="P6"/>
      <text:h text:style-name="Heading_20_3" text:outline-level="3">Question 4:</text:h>
      <text:p text:style-name="P6">Look at the inter-page fault histogram for access1 with a delta of 8 for all the PRPs. All of the generated histograms are located in dsui-vm/page_replacement_policy/pdfs directory (the .histo files are located in dsui-vm/page_replacement_policy/histos). See the Testing and Validation section for how to create the histograms. There ought to be a main spike which all PRPs share. Explain the existence of that spike: to what does it correspond?</text:p>
      <text:p text:style-name="P6"/>
      <text:h text:style-name="Heading_20_3" text:outline-level="3">Question 5:</text:h>
      <text:p text:style-name="P6">Now consider page-outs and three major influences: 1) PRP, 2) delta size =&gt; working set size, and 3) the program's memory access pattern. Consider 3) as you answer these two questions:</text:p>
      <text:p text:style-name="P6">• For 1), in which programs did the PRP not really affect the page-outs, and give a reasonable reason <text:soft-page-break/>for that.</text:p>
      <text:p text:style-name="P6">• For 2), in which programs did the delta size have an effect? Where did it not? Why?</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EAAAAA+OpenSymbol" svg:font-family="EAAAAA+OpenSymbol"/>
    <style:font-face style:name="Lohit Devanagari1" svg:font-family="'Lohit Devanagari'"/>
    <style:font-face style:name="OpenSymbol" svg:font-family="OpenSymbol"/>
    <style:font-face style:name="BAAAAA+LiberationSerif" svg:font-family="BAAAAA+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2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3in" fo:margin-right="0.25in" fo:text-indent="-0.3in" style:auto-text-indent="false" fo:padding="0in" fo:border-left="none" fo:border-right="none" fo:border-top="none" fo:border-bottom="0.0008in solid #000000" style:shadow="none">
        <style:tab-stops/>
      </style:paragraph-properties>
      <style:text-properties fo:font-variant="small-caps" fo:font-size="200%"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15in" fo:text-indent="0in" style:auto-text-indent="false" style:page-number="auto">
        <style:tab-stops/>
      </style:paragraph-properties>
      <style:text-properties fo:font-size="18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1.9689in" fo:margin-right="0in" fo:margin-top="0in" fo:margin-bottom="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15in" fo:text-indent="0in" style:auto-text-indent="false" style:page-number="auto" fo:background-color="transparent">
        <style:tab-stops/>
        <style:drop-cap/>
        <style:background-image/>
      </style:paragraph-properties>
      <style:text-properties fo:font-size="16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in" fo:margin-bottom="0.15in" fo:text-indent="0in" style:auto-text-indent="false"/>
      <style:text-properties fo:font-size="14pt" fo:font-style="italic"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than Disidore</meta:initial-creator>
    <meta:creation-date>2011-10-30T20:56:39</meta:creation-date>
    <dc:date>2011-12-01T17:41:12</dc:date>
    <dc:creator>Nathan Disidore</dc:creator>
    <meta:editing-duration>PT3H50M40S</meta:editing-duration>
    <meta:editing-cycles>23</meta:editing-cycles>
    <meta:generator>LibreOffice/3.3$Unix LibreOffice_project/330m19$Build-301</meta:generator>
    <meta:document-statistic meta:table-count="0" meta:image-count="0" meta:object-count="0" meta:page-count="3" meta:paragraph-count="23" meta:word-count="373" meta:character-count="2187"/>
  </office:meta>
</office:document-meta>
</file>